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language="fr" fo:country="FR" fo:font-style="normal" style:text-underline-style="none" fo:font-weight="normal" officeooo:rsid="004ccbcd" officeooo:paragraph-rsid="00543fa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color="#000000" fo:language="fr" fo:country="FR" fo:font-style="normal" style:text-underline-style="none" fo:font-weight="normal" officeooo:rsid="0054bf2f" officeooo:paragraph-rsid="0054bf2f" style:font-style-asian="normal" style:font-weight-asian="normal" style:font-style-complex="normal" style:font-weight-complex="normal"/>
    </style:style>
    <style:style style:name="T1" style:family="text">
      <style:text-properties officeooo:rsid="004da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fait <text:s/>j'ai corrigé deux erreurs par rapport à la fois précédente, mais je me rends compte que j'ai encore laissé passer une erreur<text:span text:style-name="T1"> pour les contrôles [Dom diff – Val diff], j'ai deux fois la même paire [twinkle-worry], donc je n'ai que faussement 16 réponses.</text:span></text:p>
      <text:p text:style-name="P1"/>
      <text:p text:style-name="P2">Est-ce que c'est normal que les participants n'aient pas tous évalué toutes les catégories ?</text:p>
      <text:p text:style-name="P2">Est-ce que c'est normal qu'il y ait des zéros qui traînen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uch </meta:initial-creator>
    <meta:creation-date>2012-06-18T13:00:32</meta:creation-date>
    <dc:date>2015-02-11T13:14:34.790491000</dc:date>
    <meta:editing-duration>P15DT11H37M24S</meta:editing-duration>
    <meta:editing-cycles>541</meta:editing-cycles>
    <meta:generator>LibreOffice/4.2.6.3$MacOSX_x86 LibreOffice_project/3fd416d4c6db7d3204c17ce57a1d70f6e531ee21</meta:generator>
    <meta:document-statistic meta:table-count="0" meta:image-count="0" meta:object-count="0" meta:page-count="1" meta:paragraph-count="3" meta:word-count="72" meta:character-count="414" meta:non-whitespace-character-count="343"/>
  </office:meta>
</office:document-meta>
</file>